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language="zxx" fo:country="none"/>
    </style:style>
    <style:style style:name="P4" style:family="paragraph" style:parent-style-name="Standard">
      <style:text-properties style:font-name="Arial1" fo:font-weight="bold" style:font-weight-asian="bold" style:font-weight-complex="bold"/>
    </style:style>
    <style:style style:name="P5" style:family="paragraph" style:parent-style-name="Standard" style:list-style-name="WW8Num3">
      <style:text-properties style:font-name="Times New Roman" fo:font-weight="normal" style:font-weight-asian="normal" style:font-weight-complex="normal"/>
    </style:style>
    <style:style style:name="P6" style:family="paragraph" style:parent-style-name="Standard" style:list-style-name="WW8Num4">
      <style:paragraph-properties>
        <style:tab-stops>
          <style:tab-stop style:position="1.7602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WW8Num4">
      <style:paragraph-properties>
        <style:tab-stops>
          <style:tab-stop style:position="1.7602in"/>
        </style:tab-stops>
      </style:paragraph-properties>
      <style:text-properties fo:font-style="normal" fo:font-weight="normal" officeooo:paragraph-rsid="00053995" style:font-style-asian="normal" style:font-weight-asian="normal" style:font-style-complex="normal" style:font-weight-complex="normal"/>
    </style:style>
    <style:style style:name="P8" style:family="paragraph" style:parent-style-name="Standard" style:list-style-name="WW8Num4">
      <style:paragraph-properties>
        <style:tab-stops>
          <style:tab-stop style:position="1.7602in"/>
        </style:tab-stops>
      </style:paragraph-properties>
      <style:text-properties fo:font-style="normal" fo:font-weight="normal" officeooo:paragraph-rsid="0005eede" style:font-style-asian="normal" style:font-weight-asian="normal" style:font-style-complex="normal" style:font-weight-complex="normal"/>
    </style:style>
    <style:style style:name="P9" style:family="paragraph" style:parent-style-name="Standard" style:list-style-name="WW8Num4">
      <style:paragraph-properties>
        <style:tab-stops>
          <style:tab-stop style:position="1.7811in"/>
          <style:tab-stop style:position="2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WW8Num4">
      <style:paragraph-properties>
        <style:tab-stops>
          <style:tab-stop style:position="1.7654in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 style:list-style-name="WW8Num4">
      <style:paragraph-properties>
        <style:tab-stops>
          <style:tab-stop style:position="1.2811in"/>
        </style:tab-stops>
      </style:paragraph-properties>
      <style:text-properties fo:font-style="italic" fo:font-weight="normal" officeooo:paragraph-rsid="00053995" style:font-style-asian="italic" style:font-weight-asian="normal" style:font-style-complex="italic" style:font-weight-complex="normal"/>
    </style:style>
    <style:style style:name="P12" style:family="paragraph" style:parent-style-name="Standard" style:list-style-name="WW8Num3">
      <style:paragraph-properties fo:margin-left="0in" fo:margin-right="0in" fo:text-indent="0in" style:auto-text-indent="false">
        <style:tab-stops>
          <style:tab-stop style:position="1.7575in"/>
          <style:tab-stop style:position="6.5228in"/>
        </style:tab-stops>
      </style:paragraph-properties>
    </style:style>
    <style:style style:name="P13" style:family="paragraph" style:parent-style-name="Standard" style:list-style-name="WW8Num4">
      <style:paragraph-properties fo:margin-left="1.2846in" fo:margin-right="0in" fo:text-indent="-0.278in" style:auto-text-indent="false">
        <style:tab-stops>
          <style:tab-stop style:position="1.7654in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Standard" style:list-style-name="WW8Num4">
      <style:paragraph-properties fo:margin-left="1.5134in" fo:margin-right="0in" fo:text-indent="-0.2465in" style:auto-text-indent="false">
        <style:tab-stops>
          <style:tab-stop style:position="1.7602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WW8Num4">
      <style:paragraph-properties fo:margin-left="1.5075in" fo:margin-right="0in" fo:text-indent="-0.2465in" style:auto-text-indent="false">
        <style:tab-stops>
          <style:tab-stop style:position="1.7602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WW8Num4">
      <style:paragraph-properties fo:margin-left="1.5075in" fo:margin-right="0in" fo:text-indent="-0.2465in" style:auto-text-indent="false">
        <style:tab-stops>
          <style:tab-stop style:position="1.7602in"/>
        </style:tab-stops>
      </style:paragraph-properties>
      <style:text-properties fo:font-weight="bold" style:font-weight-asian="bold" style:font-weight-complex="bold"/>
    </style:style>
    <style:style style:name="P17" style:family="paragraph" style:parent-style-name="Standard" style:list-style-name="WW8Num4">
      <style:paragraph-properties fo:margin-left="1.2937in" fo:margin-right="0in" fo:text-indent="-0.2465in" style:auto-text-indent="false">
        <style:tab-stops>
          <style:tab-stop style:position="1.7654in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 style:list-style-name="WW8Num4">
      <style:paragraph-properties fo:margin-left="1.5in" fo:margin-right="0in" fo:text-indent="-0.2409in" style:auto-text-indent="false">
        <style:tab-stops>
          <style:tab-stop style:position="1.7811in"/>
          <style:tab-stop style:position="2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WW8Num4">
      <style:paragraph-properties fo:margin-left="1.502in" fo:margin-right="0in" fo:text-indent="-0.2409in" style:auto-text-indent="false">
        <style:tab-stops>
          <style:tab-stop style:position="1.7811in"/>
          <style:tab-stop style:position="2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WW8Num6">
      <style:paragraph-properties fo:margin-left="1.3217in" fo:margin-right="0in" fo:text-indent="-0.2465in" style:auto-text-indent="false">
        <style:tab-stops>
          <style:tab-stop style:position="1.3102in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 style:list-style-name="WW8Num6">
      <style:paragraph-properties fo:margin-left="1.3217in" fo:margin-right="0in" fo:text-indent="-0.2465in" style:auto-text-indent="false">
        <style:tab-stops>
          <style:tab-stop style:position="1.3217in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 style:list-style-name="WW8Num6">
      <style:paragraph-properties fo:margin-left="1.5299in" fo:margin-right="0in" fo:text-indent="-0.2465in" style:auto-text-indent="false">
        <style:tab-stops>
          <style:tab-stop style:position="1.75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WW8Num6">
      <style:paragraph-properties fo:margin-left="1.5366in" fo:margin-right="0in" fo:text-indent="-0.2465in" style:auto-text-indent="false">
        <style:tab-stops>
          <style:tab-stop style:position="1.75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 style:list-style-name="WW8Num5">
      <style:paragraph-properties fo:margin-left="1.3244in" fo:margin-right="0in" fo:text-indent="-0.25in" style:auto-text-indent="false">
        <style:tab-stops>
          <style:tab-stop style:position="1.75in"/>
        </style:tab-stops>
      </style:paragraph-properties>
    </style:style>
    <style:style style:name="P25" style:family="paragraph" style:parent-style-name="Standard" style:list-style-name="WW8Num5">
      <style:paragraph-properties fo:margin-left="1.5429in" fo:margin-right="0in" fo:text-indent="-0.25in" style:auto-text-indent="false">
        <style:tab-stops>
          <style:tab-stop style:position="1.75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Heading_20_1" style:master-page-name="Standard">
      <style:paragraph-properties fo:margin-top="0.1665in" fo:margin-bottom="0.0835in" style:contextual-spacing="false" fo:text-align="center" style:justify-single-word="false" style:page-number="auto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a5323" style:font-size-asian="11pt" style:font-weight-asian="bold" style:font-size-complex="11pt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Arial1" fo:font-weight="bold" style:font-weight-asian="bold" style:font-weight-complex="bold"/>
    </style:style>
    <style:style style:name="T9" style:family="text">
      <style:text-properties fo:language="zxx" fo:country="none"/>
    </style:style>
    <style:style style:name="T10" style:family="text">
      <style:text-properties style:font-name="Arial" fo:font-weight="bold" style:font-weight-asian="bold" style:font-weight-complex="bold"/>
    </style:style>
    <style:style style:name="T11" style:family="text">
      <style:text-properties officeooo:rsid="00053995"/>
    </style:style>
    <style:style style:name="T12" style:family="text">
      <style:text-properties officeooo:rsid="0005eede"/>
    </style:style>
    <style:style style:name="T13" style:family="text">
      <style:text-properties officeooo:rsid="00067af7"/>
    </style:style>
    <style:style style:name="T14" style:family="text">
      <style:text-properties officeooo:rsid="000b0a0e"/>
    </style:style>
    <style:style style:name="T15" style:family="text">
      <style:text-properties officeooo:rsid="000d61a5"/>
    </style:style>
    <style:style style:name="T16" style:family="text">
      <style:text-properties officeooo:rsid="000f0ccf"/>
    </style:style>
    <style:style style:name="T17" style:family="text">
      <style:text-properties officeooo:rsid="000f1d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Corey<text:span text:style-name="T1"> </text:span>Maynard</text:h>
      <text:p text:style-name="P2"><text:a xlink:type="simple" xlink:href="mailto:me@coreymaynard.com">me@coreymaynard.com</text:a> – <text:a xlink:type="simple" xlink:href="http://www.coreymaynard.com/"><text:span text:style-name="T9">http://www.coreymaynard.com</text:span></text:a></text:p>
      <text:p text:style-name="P3">———————————————————————————————————————————</text:p>
      <text:list xml:id="list3821319391407304793" text:style-name="WW8Num3">
        <text:list-header>
          <text:p text:style-name="P12"><text:span text:style-name="T8">EDUCATION:</text:span><text:span text:style-name="T2"> <text:s/></text:span><text:span text:style-name="T3">University of Central Florida (UCF) <text:s text:c="28"/></text:span><text:span text:style-name="T2"><text:s text:c="24"/>Orlando, FL</text:span></text:p>
          <text:list>
            <text:list-item>
              <text:list>
                <text:list-header>
                  <text:p text:style-name="P5"><text:span text:style-name="T6">BA</text:span>: Digital Media <text:span text:style-name="T6">Minor</text:span>: Secure Computing and Networking <text:s/><text:tab/> <text:s text:c="2"/>Fall 2006-2010</text:p>
                </text:list-header>
              </text:list>
            </text:list-item>
          </text:list>
        </text:list-header>
      </text:list>
      <text:p text:style-name="P4"/>
      <text:p text:style-name="Standard"><text:span text:style-name="T8">WORK</text:span><text:span text:style-name="T2"><text:tab/><text:tab/></text:span><text:span text:style-name="T3">Northrop Grumman Information Systems<text:tab/><text:tab/> </text:span><text:span text:style-name="T2">Annapolis Junction, MD </text:span><text:span text:style-name="T10">EXPERIENCE</text:span><text:span text:style-name="T8">:</text:span><text:span text:style-name="T2"><text:tab/></text:span><text:span text:style-name="T5">Software Engineer II<text:tab/><text:tab/><text:tab/><text:tab/> <text:s text:c="10"/><text:tab/> <text:s text:c="11"/></text:span><text:span text:style-name="T7">July 2010-Present</text:span></text:p>
      <text:list xml:id="list2541809513057944761" text:style-name="WW8Num4">
        <text:list-item>
          <text:p text:style-name="P13">Cyber Situational Awareness IR&amp;D</text:p>
          <text:list>
            <text:list-item>
              <text:p text:style-name="P14">Developed a PHP web application to provide a hierarchical visualization for situational awareness of traffic on the global Internet, or on private networks, capable of handling millions of unique IP addresses in a PostgreSQL database</text:p>
            </text:list-item>
            <text:list-item>
              <text:p text:style-name="P14">Rewrote core components of the application to use PHP5 classes supported by over <text:span text:style-name="T16">5</text:span>0 unit tests in PHPUnit.</text:p>
            </text:list-item>
            <text:list-item>
              <text:p text:style-name="P15">Created a <text:span text:style-name="T13">continuous integration process</text:span> utilizing Jenkins to run unit tests, <text:span text:style-name="T15">compile JavaScript </text:span><text:span text:style-name="T17">in</text:span><text:span text:style-name="T15"> Google Closure, <text:s/></text:span><text:span text:style-name="T17">build documentation from NaturalDocs, </text:span>and create RPM packages for installation<text:span text:style-name="T12"> of</text:span> the application and dependencies</text:p>
              <text:list>
                <text:list-item>
                  <text:list>
                    <text:list-item>
                      <text:list>
                        <text:list-item>
                          <text:p text:style-name="P8">Wrote a<text:span text:style-name="T14">n interactive </text:span>web installer to handle creating configuration settings and database structures</text:p>
                        </text:list-item>
                        <text:list-item>
                          <text:p text:style-name="P8"><text:span text:style-name="T11">Created a PHP REST API and a JavaScript/jQuery </text:span><text:span text:style-name="T16">client </text:span><text:span text:style-name="T11">API to allow for external applications to integrate CSA into their application</text:span></text:p>
                        </text:list-item>
                        <text:list-item>
                          <text:p text:style-name="P8"><text:span text:style-name="T12">Created a plugin system that allowed for customers to develop custom code for CSA that can be dynamically added to the application</text:span></text:p>
                        </text:list-item>
                        <text:list-item>
                          <text:p text:style-name="P6"><text:span text:style-name="T11">Me</text:span>ntored a team of 5 developers, balancing tasking issues, peer <text:span text:style-name="T11">code </text:span>review and providing training</text:p>
                        </text:list-item>
                      </text:list>
                    </text:list-item>
                    <text:list-item>
                      <text:p text:style-name="P11">Net Centric Capability Systems Engineering Team</text:p>
                      <text:list>
                        <text:list-item>
                          <text:p text:style-name="P7">Developed data generation software using Python, MySQL, and FOSS packet analysis and manipulation software in support of testing core capabilities for a large software deployment and integration program</text:p>
                        </text:list-item>
                      </text:list>
                    </text:list-item>
                    <text:list-item>
                      <text:p text:style-name="P10">Lean Process IR&amp;D</text:p>
                      <text:list>
                        <text:list-item>
                          <text:p text:style-name="P6">Researched and implemented an Agile work flow for continuous integration and testing of applications using Rally, FitNesse, Jenkins and Subversion</text:p>
                        </text:list-item>
                        <text:list-item>
                          <text:p text:style-name="P9">Created a local environment of Fedora's Koji and Bodhi systems for building and packaging software into YUM repositori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>Model Based Systems Engineering IR&amp;D</text:p>
          <text:list>
            <text:list-item>
              <text:p text:style-name="P18">Development on a Microsoft XNA C# visualization supporting stereoscopic 3D and the Microsoft Kinect for a IBM Rational Rhapsody systems engineering model based simulation</text:p>
            </text:list-item>
            <text:list-item>
              <text:p text:style-name="P19">Integrated with JMS between the application and IBM Rational Rhapsody</text:p>
            </text:list-item>
          </text:list>
          <text:p text:style-name="P16"/>
        </text:list-item>
      </text:list>
      <text:p text:style-name="Standard"><text:span text:style-name="T2"><text:tab/><text:tab/></text:span><text:span text:style-name="T3">Course Development &amp; Web Services<text:tab/>at </text:span><text:span text:style-name="T4">UCF</text:span><text:span text:style-name="T2"><text:tab/><text:tab/><text:tab/> <text:s text:c="6"/>Orlando, FL</text:span></text:p>
      <text:p text:style-name="Standard"><text:span text:style-name="T5"><text:tab/><text:tab/>Web Developer<text:tab/><text:tab/><text:tab/><text:tab/><text:tab/><text:tab/> <text:s text:c="3"/></text:span><text:span text:style-name="T7">March 2008-June 2010</text:span></text:p>
      <text:list xml:id="list2364900612472957279" text:style-name="WW8Num6">
        <text:list-item>
          <text:p text:style-name="P20">RedBeard/To Be Done 3</text:p>
          <text:list>
            <text:list-item>
              <text:p text:style-name="P22">Developed an internal Django client and course management system to aggregate course, student, faculty &amp; staff information from supported enterprise systems allowing the team to support, develop, and track online courses for the University of Central Florida</text:p>
            </text:list-item>
            <text:list-item>
              <text:p text:style-name="P22">Mentored a team of 3 other developers; delegated tasks and provided training</text:p>
            </text:list-item>
          </text:list>
        </text:list-item>
        <text:list-item>
          <text:p text:style-name="P21">Techrangers Web Site – <text:a xlink:type="simple" xlink:href="http://techrangers.cdl.ucf.edu/">http://techrangers.cdl.ucf.edu</text:a></text:p>
          <text:list>
            <text:list-item>
              <text:p text:style-name="P23">Developed custom W3C Standards Compliant Wordpress theme</text:p>
            </text:list-item>
          </text:list>
        </text:list-item>
      </text:list>
      <text:list xml:id="list5233122325444188245" text:style-name="WW8Num5">
        <text:list-item>
          <text:p text:style-name="P24"><text:span text:style-name="T5">The Central Florida Nonprofit Nexus - </text:span><text:a xlink:type="simple" xlink:href="http://nonprofitnexus.ucf.edu/"><text:span text:style-name="T5">http://nonprofitnexus.ucf.edu/</text:span></text:a></text:p>
          <text:list>
            <text:list-item>
              <text:p text:style-name="P25">Developed custom W3C Standards Compliant Textpattern theme</text:p>
            </text:list-item>
            <text:list-item>
              <text:p text:style-name="P25">Assisted in the transition of the site to Wordpres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text-align="start" style:justify-single-word="false" fo:orphans="0" fo:widows="0" fo:hyphenation-ladder-count="no-limit" style:text-autospace="none" style:punctuation-wrap="simple" style:line-break="strict" style:writing-mode="lr-tb"/>
      <style:text-properties style:use-window-font-color="true" style:font-name="Times New Roman" fo:font-size="10pt" fo:language="en" fo:country="US" style:letter-kerning="true" style:font-name-asian="Times New Roman" style:font-size-asian="10pt" style:language-asian="zxx" style:country-asian="none" style:font-name-complex="Times New Roman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3z0" style:family="text">
      <style:text-properties style:font-name="Wingdings" fo:font-size="9pt" style:font-size-asian="9pt" style:font-name-complex="StarSymbol" style:font-size-complex="9pt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5z1" style:family="text">
      <style:text-properties style:font-name="Open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1z0" style:family="text">
      <style:text-properties style:font-name="Wingdings" fo:font-size="9pt" style:font-size-asian="9pt" style:font-name-complex="StarSymbol" style:font-size-complex="9pt"/>
    </style:style>
    <style:style style:name="WW8Num1z1" style:family="text">
      <style:text-properties style:font-name="Wingdings 2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1z2" style:family="text">
      <style:text-properties style:font-name="StarSymbol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" style:family="text"/>
    <style:style style:name="WW-Absatz-Standardschriftart1111111" style:family="text"/>
    <style:style style:name="Default_20_Paragraph_20_Font" style:display-name="Default Paragraph Font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>
      <style:text-properties style:font-name="Wingdings" style:font-name-complex="Wingdings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7-08-22T20:44:00</meta:creation-date>
    <dc:date>2013-11-24T19:46:09</dc:date>
    <meta:print-date>2008-02-18T14:58:00</meta:print-date>
    <meta:editing-cycles>65</meta:editing-cycles>
    <meta:editing-duration>P24DT5H19M19S</meta:editing-duration>
    <meta:generator>LibreOffice/4.0.2.2$Linux_x86 LibreOffice_project/400m0$Build-2</meta:generator>
    <meta:document-statistic meta:table-count="0" meta:image-count="0" meta:object-count="0" meta:page-count="1" meta:paragraph-count="33" meta:word-count="437" meta:character-count="3082" meta:non-whitespace-character-count="2590"/>
    <meta:user-defined meta:name="Info 1"/>
    <meta:user-defined meta:name="Info 2"/>
    <meta:user-defined meta:name="Info 3"/>
    <meta:user-defined meta:name="Info 4"/>
  </office:meta>
</office:document-meta>
</file>